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c4f7c" officeooo:paragraph-rsid="000c4f7c"/>
    </style:style>
    <style:style style:name="P2" style:family="paragraph" style:parent-style-name="Standard">
      <style:paragraph-properties fo:text-align="justify" style:justify-single-word="false"/>
      <style:text-properties officeooo:rsid="000de2f0" officeooo:paragraph-rsid="000de2f0"/>
    </style:style>
    <style:style style:name="P3" style:family="paragraph" style:parent-style-name="Standard">
      <style:paragraph-properties fo:text-align="justify" style:justify-single-word="false"/>
      <style:text-properties officeooo:rsid="000f5ac4" officeooo:paragraph-rsid="000f5ac4"/>
    </style:style>
    <style:style style:name="P4" style:family="paragraph" style:parent-style-name="Standard">
      <style:paragraph-properties fo:text-align="justify" style:justify-single-word="false"/>
      <style:text-properties fo:font-weight="bold" officeooo:rsid="000c4f7c" officeooo:paragraph-rsid="000c4f7c"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rsid="000ffd96" officeooo:paragraph-rsid="000ffd96"/>
    </style:style>
    <style:style style:name="P7" style:family="paragraph" style:parent-style-name="Standard">
      <style:paragraph-properties fo:text-align="justify" style:justify-single-word="false"/>
      <style:text-properties fo:font-weight="normal" officeooo:rsid="000ffd96" officeooo:paragraph-rsid="000ffd96" style:font-weight-asian="normal" style:font-weight-complex="normal"/>
    </style:style>
    <style:style style:name="P8"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text-properties fo:font-weight="bold" officeooo:rsid="000c4f7c" officeooo:paragraph-rsid="000ffd96" style:font-weight-asian="bold" style:font-weight-complex="bold"/>
    </style:style>
    <style:style style:name="P9" style:family="paragraph" style:parent-style-name="Standard">
      <style:paragraph-properties fo:margin-left="1.27cm" fo:margin-right="0cm" fo:margin-top="0cm" fo:margin-bottom="0cm" style:contextual-spacing="false" fo:line-height="100%" fo:text-indent="0cm" style:auto-text-indent="false"/>
      <style:text-properties fo:color="#000000" officeooo:paragraph-rsid="000ffd96"/>
    </style:style>
    <style:style style:name="P10" style:family="paragraph" style:parent-style-name="Standard" style:list-style-name="WWNum11">
      <style:paragraph-properties fo:margin-left="3.81cm" fo:margin-right="0cm" fo:margin-top="0cm" fo:margin-bottom="0cm" style:contextual-spacing="true" fo:line-height="100%" fo:text-indent="3.175cm" style:auto-text-indent="false"/>
      <style:text-properties fo:color="#000000" officeooo:paragraph-rsid="000ffd96"/>
    </style:style>
    <style:style style:name="P11" style:family="paragraph" style:parent-style-name="Standard" style:list-style-name="WWNum11">
      <style:paragraph-properties fo:margin-left="3.81cm" fo:margin-right="0cm" fo:margin-top="0cm" fo:margin-bottom="0cm" style:contextual-spacing="true" fo:line-height="100%" fo:text-align="justify" style:justify-single-word="false" fo:text-indent="3.175cm" style:auto-text-indent="false"/>
      <style:text-properties fo:color="#000000" officeooo:rsid="000de2f0" officeooo:paragraph-rsid="000ffd96"/>
    </style:style>
    <style:style style:name="T1" style:family="text">
      <style:text-properties officeooo:rsid="000c4f7c"/>
    </style:style>
    <style:style style:name="T2" style:family="text">
      <style:text-properties officeooo:rsid="000f5ac4"/>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officeooo:rsid="000ffd96"/>
    </style:style>
    <style:style style:name="T6" style:family="text">
      <style:text-properties fo:color="#0000ff"/>
    </style:style>
    <style:style style:name="T7" style:family="text">
      <style:text-properties fo:color="#0000ff"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4- Diferencia entre Informática Jurídica y Derecho informático</text:p>
      <text:p text:style-name="P1"/>
      <text:p text:style-name="P5"><text:span text:style-name="T1">La </text:span>informática<text:span text:style-name="T1"> jurídica es el conjunto de instrumentos informáticos que usan los profesionales para el estudio del derecho, mientras que el derecho informático son las reglas jurídicas que regulan las actividades hechas por medios informáticos.</text:span></text:p>
      <text:p text:style-name="P1"/>
      <text:p text:style-name="P4">15- ¿Qué poderes identifica la separación de poderes moderna? Relaciona cada una de las instituciones españolas con el poder correspondiente.</text:p>
      <text:p text:style-name="P1"/>
      <text:p text:style-name="P1">Legislativo: cortes generales (congreso + senado)</text:p>
      <text:p text:style-name="P1"><text:span text:style-name="T2">E</text:span>jecutivo: gobierno (presidente + ministros)</text:p>
      <text:p text:style-name="P1"><text:span text:style-name="T2">J</text:span>udicial: poder judicial, tribunal supremo, <text:span text:style-name="T2">CGPJ</text:span>, tribunal constitucional. <text:span text:style-name="T5">Juzgados y tribunales.</text:span></text:p>
      <text:p text:style-name="P1"/>
      <text:p text:style-name="P1">La corona no tiene una función específica, aunque es la que realmente propone un candidato a presidente (según los resultados de las elecciones), disuelve las cortes para convocar elecciones, etc.</text:p>
      <text:p text:style-name="P1"/>
      <text:p text:style-name="P4">16- a- Que es jurisprudencia?</text:p>
      <text:p text:style-name="P2">Conjunto de decisiones de los tribunales sobre una materia determinada de las cuales se puede extraer la interpretación dada por los jueces a una situación concreta. <text:span text:style-name="T5">Establecida por el Tribunal Supremo o Tribunal Superior de Justicia</text:span></text:p>
      <text:p text:style-name="P2"/>
      <text:p text:style-name="P4">b- ¿Que es una profesión regulada? ¿Está la profesión de ingeniero informático regulada?</text:p>
      <text:p text:style-name="P6">Profesión que solo se puede ejercer mediante unas condiciones determinadas por una ley o norma legislativa.</text:p>
      <text:p text:style-name="P6">Ingeniería informática se está intentando regular para que se considere como una Ingeniería y tengamos los mismos derechos y evitemos el intrusismo.</text:p>
      <text:p text:style-name="P1"/>
      <text:p text:style-name="P1"/>
      <text:p text:style-name="P4">17- Si vemos la siguiente clausula en un contrato, ¿que podemos decir acerca de la propiedad intelectual de lo desarrollado bajo ese contrato?</text:p>
      <text:p text:style-name="P8">2.2.14. El CLIENTE tendrá acceso al código fuente, en el momento que necesite adaptar de nuevo el programa y el PROVEEDOR no pueda realizar, por cualquier causa, esa adaptación.</text:p>
      <text:p text:style-name="P1"/>
      <text:p text:style-name="P6">La propiedad intelectual corresponde a quien lo desarrolla, lo que desarrolle el cliente es suyo.</text:p>
      <text:p text:style-name="P1"/>
      <text:p text:style-name="P4">18 Propiedad intelectual:</text:p>
      <text:p text:style-name="P4">a- <text:span text:style-name="T2">¿</text:span>Cu<text:span text:style-name="T2">á</text:span>l es la dif<text:span text:style-name="T2">erencia </text:span>principal entre derecho de autor y patente?</text:p>
      <text:p text:style-name="P4"/>
      <text:p text:style-name="P7">Los derechos de autor protegen al autor de la obra y las patetentes protegen las ideas.</text:p>
      <text:p text:style-name="P4"/>
      <text:p text:style-name="P2">Una patente protege una idea y otorga un monopolio de uso exclusivo de 20 años en el país o países donde se registre. Para tener derechos de autor basta con que un trabajo original creado de forma independiente (no copiado ni generado mecánicamente) fruto del intelecto expresado en algún medio, automáticamente se les otorgan a los creadores, está regulados nacionalmente pero la protección es internacional</text:p>
      <text:p text:style-name="P1"/>
      <text:p text:style-name="P4">b- Que objetivos persigue o debería perseguir el sistema de patentes</text:p>
      <text:p text:style-name="P4"/>
      <text:p text:style-name="P2">Proteger al inventor para que sea recompensado (permitirle obtener fondos para producir su idea evitando que alguien con más recursos pueda desarrollarla antes).</text:p>
      <text:p text:style-name="P2">Animar a publicar las invenciones, si no, tenderían a mantenerse en secreto.</text:p>
      <text:p text:style-name="P1"><text:soft-page-break/></text:p>
      <text:p text:style-name="P4">19 Licencia software</text:p>
      <text:p text:style-name="P4">a- diferencias entre contrato de compra y una licencia de software</text:p>
      <text:p text:style-name="P9"><text:span text:style-name="T3">Contrato de compra-&gt; </text:span>es la convención por lo cual una o más personas se obligan, con otra u otras, a dar, hacer, o no hacer alguna cosa .</text:p>
      <text:p text:style-name="P9"><text:s text:c="16"/><text:span text:style-name="T3">Licencias de software-&gt; </text:span>permiso de uso que regula:</text:p>
      <text:list xml:id="list572028684055998026" text:style-name="WWNum11">
        <text:list-item>
          <text:p text:style-name="P10">Número de copias,</text:p>
        </text:list-item>
        <text:list-item>
          <text:p text:style-name="P10">Método de entrega e instalación</text:p>
        </text:list-item>
        <text:list-item>
          <text:p text:style-name="P10">Periodo de aceptación</text:p>
        </text:list-item>
        <text:list-item>
          <text:p text:style-name="P10">Duración de la licencia</text:p>
        </text:list-item>
        <text:list-item>
          <text:p text:style-name="P10">Periodo de garantía </text:p>
        </text:list-item>
        <text:list-item>
          <text:p text:style-name="P10"><text:s/>Responsabilidades</text:p>
        </text:list-item>
        <text:list-item>
          <text:p text:style-name="P11">Ley y tribunales competentes</text:p>
        </text:list-item>
      </text:list>
      <text:p text:style-name="P4">b- diferencia principal entre la licencia GNU GPL y GNU LGPL</text:p>
      <text:p text:style-name="P4"/>
      <text:p text:style-name="P3">LGPL obliga a que los trabajo DERIVADOS de otros con esta licencia sean de código abierto, pero no obliga a los que USAN código abierto con licencia LGPL para sus programas a publicarlo como código abierto.</text:p>
      <text:p text:style-name="P3">GPL obliga a que todos los trabajos que USEN o estén DERIVADOS de trabajos bajo GPL sean publicados bajo GPL.</text:p>
      <text:p text:style-name="P1"/>
      <text:p text:style-name="P4">20 <text:span text:style-name="T2">Protección</text:span> datos personales</text:p>
      <text:p text:style-name="P4">a- que es la agencia de protección de datos personales?</text:p>
      <text:p text:style-name="P3">Es el organismo encargado de de velar por el cumplimiento de la ley orgánica de protección de datos de carácter personal (LOPD).</text:p>
      <text:p text:style-name="P4">b- en la LOPD, cuales son los derechos de las personas( con respecto a sus datos?</text:p>
      <text:p text:style-name="P3">Derechos arco: acceso (poder acceder a tus datos), rectificación (rectificar tus datos), cancelación (cancelar tus datos) y oposición (oponerte al tratamiento de tus datos).</text:p>
      <text:p text:style-name="P1"/>
      <text:p text:style-name="P3">Derecho de impugnación de valoraciones personales: para proteger la privacidad frente a la posibilidad de que alguien use datos personales para evaluar determinados aspectos de su personalidad (rendimiento laboral, crédito, hábitos,...) y use esa información para tomar algún tipo de decisión que le afecte significativamente (conceder hipoteca, si es válido para un puesto de trabaj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bullet text:level="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meta:initial-creator>
    <meta:creation-date>2016-06-06T18:38:06.066969440</meta:creation-date>
    <dc:date>2016-06-06T19:34:49.216619167</dc:date>
    <dc:creator>José Antonio</dc:creator>
    <meta:editing-duration>PT9M42S</meta:editing-duration>
    <meta:editing-cycles>1</meta:editing-cycles>
    <meta:document-statistic meta:table-count="0" meta:image-count="0" meta:object-count="0" meta:page-count="2" meta:paragraph-count="42" meta:word-count="694" meta:character-count="4433" meta:non-whitespace-character-count="3770"/>
    <meta:generator>LibreOffice/4.2.8.2$Linux_X86_64 LibreOffice_project/420m0$Build-2</meta:generator>
  </office:meta>
</office:document-meta>
</file>